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8097in" table:align="right" fo:background-color="transparent">
        <style:background-image/>
      </style:table-properties>
    </style:style>
    <style:style style:name="Table1.A" style:family="table-column">
      <style:table-column-properties style:column-width="1.1306in"/>
    </style:style>
    <style:style style:name="Table1.B" style:family="table-column">
      <style:table-column-properties style:column-width="3.2639in"/>
    </style:style>
    <style:style style:name="Table1.C" style:family="table-column">
      <style:table-column-properties style:column-width="3.4153in"/>
    </style:style>
    <style:style style:name="Table1.1" style:family="table-row">
      <style:table-row-properties style:min-row-height="0.2604in" fo:background-color="transparent">
        <style:background-image/>
      </style:table-row-properties>
    </style:style>
    <style:style style:name="Table1.A1" style:family="table-cell">
      <style:table-cell-properties style:vertical-align="middle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-left="0.0201in" fo:padding-right="0.0201in" fo:padding-top="0in" fo:padding-bottom="0in" fo:border="0.05pt solid #000000"/>
    </style:style>
    <style:style style:name="Table1.A2" style:family="table-cell">
      <style:table-cell-properties style:vertical-align="middle" fo:padding-left="0.0201in" fo:padding-right="0.0201in" fo:padding-top="0in" fo:padding-bottom="0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3f9ba" officeooo:paragraph-rsid="0043f9ba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b294e" officeooo:paragraph-rsid="004b294e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4255a8" officeooo:paragraph-rsid="004f27a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255a8" officeooo:paragraph-rsid="004255a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8d614" officeooo:paragraph-rsid="0048d61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3f9ba" officeooo:paragraph-rsid="0043f9b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5390a" officeooo:paragraph-rsid="0045390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officeooo:rsid="004255a8" officeooo:paragraph-rsid="004255a8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size="12pt" officeooo:rsid="004255a8" officeooo:paragraph-rsid="004f27a8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officeooo:paragraph-rsid="004f27a8"/>
    </style:style>
    <style:style style:name="P12" style:family="paragraph" style:parent-style-name="Standard">
      <style:paragraph-properties fo:text-align="start" style:justify-single-word="false"/>
      <style:text-properties officeooo:paragraph-rsid="001c0208"/>
    </style:style>
    <style:style style:name="P13" style:family="paragraph" style:parent-style-name="Table_20_Contents">
      <style:paragraph-properties fo:text-align="start" style:justify-single-word="false"/>
      <style:text-properties officeooo:paragraph-rsid="004f27a8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4255a8"/>
    </style:style>
    <style:style style:name="P15" style:family="paragraph" style:parent-style-name="Standard" style:list-style-name="L3">
      <style:paragraph-properties fo:text-align="start" style:justify-single-word="false"/>
      <style:text-properties officeooo:paragraph-rsid="004f27a8"/>
    </style:style>
    <style:style style:name="P16" style:family="paragraph" style:parent-style-name="Standard" style:list-style-name="L5">
      <style:paragraph-properties fo:text-align="start" style:justify-single-word="false"/>
      <style:text-properties officeooo:paragraph-rsid="0043f9ba"/>
    </style:style>
    <style:style style:name="P17" style:family="paragraph" style:parent-style-name="Standard" style:list-style-name="L7">
      <style:paragraph-properties fo:text-align="start" style:justify-single-word="false"/>
      <style:text-properties officeooo:paragraph-rsid="00499644"/>
    </style:style>
    <style:style style:name="P18" style:family="paragraph" style:parent-style-name="Standard" style:list-style-name="L7">
      <style:paragraph-properties fo:text-align="start" style:justify-single-word="false"/>
      <style:text-properties officeooo:paragraph-rsid="0043f9ba"/>
    </style:style>
    <style:style style:name="P19" style:family="paragraph" style:parent-style-name="Standard" style:list-style-name="L8">
      <style:paragraph-properties fo:text-align="start" style:justify-single-word="false"/>
      <style:text-properties officeooo:paragraph-rsid="00499644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8d614" officeooo:paragraph-rsid="004f27a8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255a8" officeooo:paragraph-rsid="004f27a8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3f9ba" officeooo:paragraph-rsid="0043f9ba" style:font-size-asian="12pt" style:font-weight-asian="normal" style:font-size-complex="12pt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3f9ba" officeooo:paragraph-rsid="0043f9ba" style:font-size-asian="12pt" style:font-weight-asian="normal" style:font-size-complex="12pt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3f9ba" officeooo:paragraph-rsid="00499644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99644" officeooo:paragraph-rsid="00499644" style:font-size-asian="12pt" style:font-weight-asian="normal" style:font-size-complex="12pt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99644" officeooo:paragraph-rsid="00499644" style:font-size-asian="12pt" style:font-weight-asian="normal" style:font-size-complex="12pt" style:font-weight-complex="normal"/>
    </style:style>
    <style:style style:name="P27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4b294e" officeooo:paragraph-rsid="004b294e" style:font-size-asian="12pt" style:font-weight-asian="normal" style:font-size-complex="12pt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3227f" officeooo:paragraph-rsid="0053227f" style:font-size-asian="12pt" style:font-weight-asian="normal" style:font-size-complex="12pt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3227f" officeooo:paragraph-rsid="0053227f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normal" officeooo:rsid="0043f9ba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99644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4f27a8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255a8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bold" officeooo:rsid="00243b85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3df437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01f2b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4255a8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3f9ba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4c8546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499644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4f27a8" style:font-size-asian="12pt" style:font-weight-asian="bold" style:font-size-complex="12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43f9ba" style:font-weight-asian="bold" style:font-weight-complex="bold"/>
    </style:style>
    <style:style style:name="T16" style:family="text">
      <style:text-properties fo:font-weight="bold" officeooo:rsid="00499644" style:font-weight-asian="bold" style:font-weight-complex="bold"/>
    </style:style>
    <style:style style:name="T17" style:family="text">
      <style:text-properties fo:font-weight="bold" officeooo:rsid="0045390a" style:font-weight-asian="bold" style:font-weight-complex="bold"/>
    </style:style>
    <style:style style:name="T18" style:family="text">
      <style:text-properties fo:font-weight="bold" officeooo:rsid="00473d7f" style:font-weight-asian="bold" style:font-weight-complex="bold"/>
    </style:style>
    <style:style style:name="T19" style:family="text">
      <style:text-properties fo:font-weight="bold" officeooo:rsid="004f27a8" style:font-weight-asian="bold" style:font-weight-complex="bold"/>
    </style:style>
    <style:style style:name="T20" style:family="text">
      <style:text-properties fo:font-size="12pt" officeooo:rsid="004255a8" style:font-size-asian="12pt" style:font-size-complex="12pt"/>
    </style:style>
    <style:style style:name="T21" style:family="text">
      <style:text-properties fo:font-size="12pt" officeooo:rsid="0048d614" style:font-size-asian="12pt" style:font-size-complex="12pt"/>
    </style:style>
    <style:style style:name="T22" style:family="text">
      <style:text-properties officeooo:rsid="00473d7f"/>
    </style:style>
    <style:style style:name="T23" style:family="text">
      <style:text-properties officeooo:rsid="0048d614"/>
    </style:style>
    <style:style style:name="T24" style:family="text">
      <style:text-properties officeooo:rsid="00499644"/>
    </style:style>
    <style:style style:name="T25" style:family="text">
      <style:text-properties officeooo:rsid="0043f9ba"/>
    </style:style>
    <style:style style:name="T26" style:family="text">
      <style:text-properties officeooo:rsid="004b294e"/>
    </style:style>
    <style:style style:name="T27" style:family="text">
      <style:text-properties officeooo:rsid="004255a8"/>
    </style:style>
    <style:style style:name="T28" style:family="text">
      <style:text-properties officeooo:rsid="004f27a8"/>
    </style:style>
    <style:style style:name="T29" style:family="text">
      <style:text-properties officeooo:rsid="0053227f"/>
    </style:style>
    <style:style style:name="T30" style:family="text">
      <style:text-properties officeooo:rsid="00548cc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6">3</text:span><text:span text:style-name="T8">0</text:span><text:span text:style-name="T6">1</text:span><text:span text:style-name="T5"> - </text:span><text:span text:style-name="T7">Flight - </text:span><text:span text:style-name="T11">NADIR navigation system</text:span></text:p>
      <text:p text:style-name="P1"/>
      <text:p text:style-name="P9"><text:span text:style-name="T14">NADIR system</text:span><text:span text:style-name="T15"> general info</text:span></text:p>
      <text:list text:style-name="L1">
        <text:list-item>
          <text:p text:style-name="P14"><text:span text:style-name="T9">NADIR parameter knob</text:span><text:span text:style-name="T4"> (top knob):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Parameter</text:p>
          </table:table-cell>
          <table:table-cell table:style-name="Table1.A1" office:value-type="string">
            <text:p text:style-name="P13"><text:span text:style-name="T13">Top</text:span><text:span text:style-name="T9"> line</text:span></text:p>
          </table:table-cell>
          <table:table-cell table:style-name="Table1.C1" office:value-type="string">
            <text:p text:style-name="P13"><text:span text:style-name="T13">Bottom</text:span><text:span text:style-name="T9"> line</text:span></text:p>
          </table:table-cell>
        </table:table-row>
        <table:table-row table:style-name="Table1.1">
          <table:table-cell table:style-name="Table1.A2" office:value-type="string">
            <text:p text:style-name="P4">VENT</text:p>
          </table:table-cell>
          <table:table-cell table:style-name="Table1.A2" office:value-type="string">
            <text:p text:style-name="P10">Wind direction (deg)</text:p>
          </table:table-cell>
          <table:table-cell table:style-name="Table1.C2" office:value-type="string">
            <text:p text:style-name="P10">Wind speed (kph)</text:p>
          </table:table-cell>
        </table:table-row>
        <table:table-row table:style-name="Table1.1">
          <table:table-cell table:style-name="Table1.A2" office:value-type="string">
            <text:p text:style-name="P4">CM DEC</text:p>
          </table:table-cell>
          <table:table-cell table:style-name="Table1.A2" office:value-type="string">
            <text:p text:style-name="P10">Magnetic heading (deg)</text:p>
          </table:table-cell>
          <table:table-cell table:style-name="Table1.C2" office:value-type="string">
            <text:p text:style-name="P10">Magnetic declination (deg/min??)</text:p>
          </table:table-cell>
        </table:table-row>
        <table:table-row table:style-name="Table1.1">
          <table:table-cell table:style-name="Table1.A2" office:value-type="string">
            <text:p text:style-name="P4">VS DER</text:p>
          </table:table-cell>
          <table:table-cell table:style-name="Table1.A2" office:value-type="string">
            <text:p text:style-name="P10">Doppler radar ground speed (kph)</text:p>
          </table:table-cell>
          <table:table-cell table:style-name="Table1.C2" office:value-type="string">
            <text:p text:style-name="P10">Deviation (drift??) angle</text:p>
          </table:table-cell>
        </table:table-row>
        <table:table-row table:style-name="Table1.1">
          <table:table-cell table:style-name="Table1.A2" office:value-type="string">
            <text:p text:style-name="P4">TPS CAP</text:p>
          </table:table-cell>
          <table:table-cell table:style-name="Table1.A2" office:value-type="string">
            <text:p text:style-name="P10">Heading to active waypoint (deg)</text:p>
          </table:table-cell>
          <table:table-cell table:style-name="Table1.C2" office:value-type="string">
            <text:p text:style-name="P10">ETE to waypoint (minutes)</text:p>
          </table:table-cell>
        </table:table-row>
        <table:table-row table:style-name="Table1.1">
          <table:table-cell table:style-name="Table1.A2" office:value-type="string">
            <text:p text:style-name="P4">PP</text:p>
          </table:table-cell>
          <table:table-cell table:style-name="Table1.A2" office:value-type="string">
            <text:p text:style-name="P10">Your current latitude (ddm<text:span text:style-name="T23">*</text:span>)</text:p>
          </table:table-cell>
          <table:table-cell table:style-name="Table1.C2" office:value-type="string">
            <text:p text:style-name="P11"><text:span text:style-name="T20">Your current longitude (ddm</text:span><text:span text:style-name="T21">*</text:span><text:span text:style-name="T20">)</text:span></text:p>
          </table:table-cell>
        </table:table-row>
        <table:table-row table:style-name="Table1.1">
          <table:table-cell table:style-name="Table1.A2" office:value-type="string">
            <text:p text:style-name="P4">BUT</text:p>
          </table:table-cell>
          <table:table-cell table:style-name="Table1.A2" office:value-type="string">
            <text:p text:style-name="P10">Selected waypoint<text:span text:style-name="T23">**</text:span> latitude (ddm<text:span text:style-name="T23">*</text:span>)</text:p>
          </table:table-cell>
          <table:table-cell table:style-name="Table1.C2" office:value-type="string">
            <text:p text:style-name="P10">Selected waypoint<text:span text:style-name="T23">**</text:span> longitude (ddm<text:span text:style-name="T23">*</text:span>)</text:p>
          </table:table-cell>
        </table:table-row>
      </table:table>
      <text:list text:style-name="L2">
        <text:list-header>
          <text:p text:style-name="P20">* = In PP and BUT, s<text:span text:style-name="T27">witch between lat/long and UTM</text:span><text:span text:style-name="T26"> (note: not</text:span><text:span text:style-name="T29"> the same as</text:span><text:span text:style-name="T26"> MGRS)</text:span><text:span text:style-name="T27"> with GEO UTM button on keypad</text:span>.</text:p>
          <text:p text:style-name="P20">** = <text:span text:style-name="T27">Waypoint number is shown to left</text:span>.</text:p>
        </text:list-header>
      </text:list>
      <text:list text:style-name="L3">
        <text:list-item>
          <text:p text:style-name="P15"><text:span text:style-name="T9">NADIR mode knob</text:span><text:span text:style-name="T4"> (bottom knob):</text:span></text:p>
        </text:list-item>
      </text:list>
      <text:list text:style-name="L4">
        <text:list-item>
          <text:list>
            <text:list-item>
              <text:p text:style-name="P21">ARRET -- Off</text:p>
            </text:list-item>
            <text:list-item>
              <text:p text:style-name="P21">VEILLE -- Standby/Alignment</text:p>
            </text:list-item>
            <text:list-item>
              <text:p text:style-name="P21">TERRE -- Ground</text:p>
            </text:list-item>
            <text:list-item>
              <text:p text:style-name="P21">MER -- Sea</text:p>
            </text:list-item>
            <text:list-item>
              <text:p text:style-name="P21">ANEMO -- Anemometer (wind speed)<text:span text:style-name="T30"> (backup mode if doppler system damaged, not simulated)</text:span></text:p>
            </text:list-item>
            <text:list-item>
              <text:p text:style-name="P21">TEST SOL -- Ground test</text:p>
            </text:list-item>
          </text:list>
        </text:list-item>
        <text:list-item>
          <text:p text:style-name="P29">When editing (flashing digits), short-press of EFF backspaces last digit, long-press (&gt;2 sec) exits edit and restores previous data??</text:p>
        </text:list-item>
      </text:list>
      <text:p text:style-name="P6"/>
      <text:p text:style-name="P2">Navigate to waypoint<text:span text:style-name="T22"> with NADIR</text:span></text:p>
      <text:list xml:id="list2689152694" text:style-name="L5">
        <text:list-item>
          <text:p text:style-name="P22"><text:span text:style-name="T14">Mode knob</text:span> ... <text:span text:style-name="T14">TERRE</text:span></text:p>
        </text:list-item>
        <text:list-item>
          <text:p text:style-name="P22"><text:span text:style-name="T14">Parameter knob</text:span> ... <text:span text:style-name="T14">BUT</text:span></text:p>
        </text:list-item>
        <text:list-item>
          <text:p text:style-name="P16"><text:span text:style-name="T1">Press number on keypad </text:span><text:span text:style-name="T2">to select</text:span><text:span text:style-name="T1"> waypoint (1-9)</text:span><text:span text:style-name="T2">.</text:span></text:p>
        </text:list-item>
      </text:list>
      <text:list xml:id="list591750741" text:style-name="L6">
        <text:list-item>
          <text:list>
            <text:list-item>
              <text:p text:style-name="P25">Waypoint 1 is always your starting position??</text:p>
            </text:list-item>
            <text:list-item>
              <text:p text:style-name="P28">Waypoints will be populated from the Mission Editor if "Waypoints preload" ME option is checked, otherwise all waypoints will default to your starting position.</text:p>
            </text:list-item>
          </text:list>
        </text:list-item>
      </text:list>
      <text:list xml:id="list112600600759375" text:continue-list="list2689152694" text:style-name="L5">
        <text:list-item>
          <text:p text:style-name="P22"><text:span text:style-name="T16">HSI compass</text:span><text:span text:style-name="T24"> shows direction to waypoint with </text:span><text:span text:style-name="T17">double</text:span><text:span text:style-name="T18">-line</text:span><text:span text:style-name="T17"> needle</text:span><text:span text:style-name="T24">, and distance in km in readout to above right.</text:span></text:p>
        </text:list-item>
      </text:list>
      <text:p text:style-name="P5"/>
      <text:p text:style-name="P2">Add/edit waypoint<text:span text:style-name="T22"> with NADIR</text:span></text:p>
      <text:list xml:id="list982987523" text:style-name="L7">
        <text:list-item>
          <text:p text:style-name="P23"><text:span text:style-name="T14">Mode knob</text:span> ... <text:span text:style-name="T14">TERRE</text:span></text:p>
        </text:list-item>
        <text:list-item>
          <text:p text:style-name="P23"><text:span text:style-name="T14">Parameter knob</text:span> ... <text:span text:style-name="T14">BUT</text:span></text:p>
        </text:list-item>
        <text:list-item>
          <text:p text:style-name="P24">Press <text:span text:style-name="T14">number </text:span><text:span text:style-name="T19">1-9</text:span><text:span text:style-name="T28"> </text:span>on keypad <text:span text:style-name="T24">to select</text:span> waypoint<text:span text:style-name="T24">.</text:span></text:p>
        </text:list-item>
        <text:list-item>
          <text:p text:style-name="P17"><text:span text:style-name="T2">Press </text:span><text:span text:style-name="T12">ENT</text:span><text:span text:style-name="T2"> to begin editing; </text:span><text:span text:style-name="T3">top</text:span><text:span text:style-name="T2"> line will begin flashing.</text:span></text:p>
        </text:list-item>
      </text:list>
      <text:list text:style-name="L8">
        <text:list-item>
          <text:list>
            <text:list-item>
              <text:p text:style-name="P19"><text:span text:style-name="T2">Press </text:span><text:span text:style-name="T12">Down Arrow</text:span><text:span text:style-name="T2"> button to toggle between </text:span><text:span text:style-name="T3">top and bottom</text:span><text:span text:style-name="T2"> lines.</text:span></text:p>
            </text:list-item>
          </text:list>
        </text:list-item>
      </text:list>
      <text:list xml:id="list112600519014186" text:continue-list="list982987523" text:style-name="L7">
        <text:list-item>
          <text:p text:style-name="P23">Press <text:span text:style-name="T14">EFF</text:span> (erase) repeatedly to clear <text:span text:style-name="T24">flashing</text:span> line.</text:p>
        </text:list-item>
        <text:list-item>
          <text:p text:style-name="P26">For top line (latitude), p<text:span text:style-name="T25">ress </text:span><text:span text:style-name="T15">2</text:span><text:span text:style-name="T25"> for North or </text:span><text:span text:style-name="T15">8</text:span><text:span text:style-name="T25"> for South, then enter </text:span><text:span text:style-name="T15">latitude</text:span><text:span text:style-name="T25"> in </text:span><text:span text:style-name="T15">DD MM.M</text:span><text:span text:style-name="T25"> format, then </text:span><text:span text:style-name="T15">ENT</text:span><text:span text:style-name="T25">.</text:span></text:p>
        </text:list-item>
        <text:list-item>
          <text:p text:style-name="P18"><text:span text:style-name="T1">Press </text:span><text:span text:style-name="T10">Down Arrow</text:span><text:span text:style-name="T1"> button to go to </text:span><text:span text:style-name="T2">bottom </text:span><text:span text:style-name="T1">line.</text:span></text:p>
        </text:list-item>
        <text:list-item>
          <text:p text:style-name="P18"><text:span text:style-name="T1">Press </text:span><text:span text:style-name="T10">EFF</text:span><text:span text:style-name="T1"> (erase) repeatedly to clear </text:span><text:span text:style-name="T3">bottom </text:span><text:span text:style-name="T1">line.</text:span></text:p>
        </text:list-item>
        <text:list-item>
          <text:p text:style-name="P23">Press <text:span text:style-name="T14">4</text:span> for West or <text:span text:style-name="T14">6</text:span> for East, then enter <text:span text:style-name="T14">longitude</text:span> in <text:span text:style-name="T14">DDD MM.M</text:span> format, then <text:span text:style-name="T14">ENT</text:span>.</text:p>
        </text:list-item>
      </text:list>
      <text:p text:style-name="P7"/>
      <text:p text:style-name="P3">Store current location as a waypoint</text:p>
      <text:list text:style-name="L9">
        <text:list-item>
          <text:p text:style-name="P27"><text:span text:style-name="T14">Mode knob</text:span> ... <text:span text:style-name="T14">TERRE</text:span></text:p>
        </text:list-item>
        <text:list-item>
          <text:p text:style-name="P27"><text:span text:style-name="T14">Parameter knob</text:span> ... <text:span text:style-name="T14">PP</text:span></text:p>
        </text:list-item>
        <text:list-item>
          <text:p text:style-name="P27">Press <text:span text:style-name="T14">GEL</text:span> button<text:span text:style-name="T28">.</text:span></text:p>
        </text:list-item>
        <text:list-item>
          <text:p text:style-name="P27"><text:span text:style-name="T14">Parameter knob</text:span> ... <text:span text:style-name="T14">BUT</text:span></text:p>
        </text:list-item>
        <text:list-item>
          <text:p text:style-name="P27">Press number 1-9 of waypoint you want to store location in, then <text:span text:style-name="T14">ENT</text:span>.</text:p>
        </text:list-item>
      </text:list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6-17T11:26:00.181000000</dc:date>
    <meta:editing-duration>P1DT6H11M27S</meta:editing-duration>
    <meta:editing-cycles>59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8" meta:word-count="398" meta:character-count="2206" meta:non-whitespace-character-count="1896"/>
  </office:meta>
</office:document-meta>
</file>